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8pt"/>
    </style:style>
    <style:style style:name="co2" style:family="table-column">
      <style:table-column-properties fo:break-before="auto" style:column-width="170.5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9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ffff00"/>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9" style:family="table-cell" style:parent-style-name="Excel_20_Built-in_20_Hyperlink" style:data-style-name="N0">
      <style:table-cell-properties fo:background-color="#ff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4"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JAKARTA, KOMPAS.com - 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JAKARTA, KOMPAS.com - 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JAKARTA, KOMPAS.com - 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JAKARTA, KOMPAS.com — 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NEW DELHI, Kompas.com - 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text:s/>BARCELONA, KOMPAS.com - <text:s/>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JAKARTA, KOMPAS.com — 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JAKARTA, KOMPAS.com - 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JAKARTA, KOMPAS.com - 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JAKARTA, KOMPAS.com — 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Jakarta - 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4" office:value-type="string" calcext:value-type="string">
            <text:p>Broadcast Screenshot pesan whatsapp bisa ketahuan penggunanya</text:p>
          </table:table-cell>
          <table:table-cell table:style-name="ce4"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4" office:value-type="string" calcext:value-type="string">
            <text:p>hoax</text:p>
          </table:table-cell>
          <table:table-cell table:style-name="ce4"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4">
          <table:table-cell table:style-name="Default" office:value-type="string" calcext:value-type="string">
            <text:p>Resmi Dirilis, Ponsel Mirip iPhone X Dijual Rp 2,1 Juta</text:p>
          </table:table-cell>
          <table:table-cell table:style-name="Default" office:value-type="string" calcext:value-type="string">
            <text:p>Jakarta - 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table:style-name="Default" office:value-type="string" calcext:value-type="string">
            <text:p>fakta</text:p>
          </table:table-cell>
          <table:table-cell table:style-name="ce8" office:value-type="string" calcext:value-type="string">
            <text:p><text:a xlink:href="https://inet.detik.com/consumer/d-3848883/resmi-dirilis-ponsel-mirip-iphone-x-dijual-rp-21-juta" xlink:type="simple">https://inet.detik.com/consumer/d-3848883/resmi-dirilis-ponsel-mirip-iphone-x-dijual-rp-21-juta</text:a></text:p>
          </table:table-cell>
          <table:table-cell table:number-columns-repeated="1020"/>
        </table:table-row>
        <table:table-row table:style-name="ro4">
          <table:table-cell table:style-name="Default" office:value-type="string" calcext:value-type="string">
            <text:p>Setitik Noda Warnai Peluncuran Roket Terkuat Sejagat</text:p>
          </table:table-cell>
          <table:table-cell table:style-name="Default" office:value-type="string" calcext:value-type="string">
            <text:p>Jakarta - 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table:style-name="Default" office:value-type="string" calcext:value-type="string">
            <text:p>fakta</text:p>
          </table:table-cell>
          <table:table-cell table:style-name="ce8" office:value-type="string" calcext:value-type="string">
            <text:p><text:a xlink:href="https://inet.detik.com/science/d-3854362/setitik-noda-warnai-peluncuran-roket-terkuat-sejagat" xlink:type="simple">https://inet.detik.com/science/d-3854362/setitik-noda-warnai-peluncuran-roket-terkuat-sejagat</text:a></text:p>
          </table:table-cell>
          <table:table-cell table:number-columns-repeated="1020"/>
        </table:table-row>
        <table:table-row table:style-name="ro4">
          <table:table-cell table:style-name="Default" office:value-type="string" calcext:value-type="string">
            <text:p>Prancis Larang Main Ponsel Saat Mengemudi, Sekalipun Menepi</text:p>
          </table:table-cell>
          <table:table-cell table:style-name="Default" office:value-type="string" calcext:value-type="string">
            <text:p>Jakarta - 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table:style-name="Default" office:value-type="string" calcext:value-type="string">
            <text:p>fakta</text:p>
          </table:table-cell>
          <table:table-cell table:style-name="ce8" office:value-type="string" calcext:value-type="string">
            <text:p><text:a xlink:href="https://inet.detik.com/cyberlife/d-3854027/prancis-larang-main-ponsel-saat-mengemudi-sekalipun-menepi" xlink:type="simple">https://inet.detik.com/cyberlife/d-3854027/prancis-larang-main-ponsel-saat-mengemudi-sekalipun-menepi</text:a></text:p>
          </table:table-cell>
          <table:table-cell table:number-columns-repeated="1020"/>
        </table:table-row>
        <table:table-row table:style-name="ro4">
          <table:table-cell table:style-name="Default" office:value-type="string" calcext:value-type="string">
            <text:p>Wacana Aturan Kemendag, Shopee Pede Usung Produk Lokal</text:p>
          </table:table-cell>
          <table:table-cell table:style-name="Default" office:value-type="string" calcext:value-type="string">
            <text:p>Jakarta - 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table:style-name="Default" office:value-type="string" calcext:value-type="string">
            <text:p>fakta</text:p>
          </table:table-cell>
          <table:table-cell table:style-name="ce8" office:value-type="string" calcext:value-type="string">
            <text:p><text:a xlink:href="https://inet.detik.com/business/d-3854311/wacana-aturan-kemendag-shopee-pede-usung-produk-lokal" xlink:type="simple">https://inet.detik.com/business/d-3854311/wacana-aturan-kemendag-shopee-pede-usung-produk-lokal</text:a></text:p>
          </table:table-cell>
          <table:table-cell table:number-columns-repeated="1020"/>
        </table:table-row>
        <table:table-row table:style-name="ro4">
          <table:table-cell table:style-name="Default" office:value-type="string" calcext:value-type="string">
            <text:p>Kominfo: Ada Konten Negatif, Laporkan!</text:p>
          </table:table-cell>
          <table:table-cell table:style-name="Default" office:value-type="string" calcext:value-type="string">
            <text:p>Jakarta - 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table:style-name="Default" office:value-type="string" calcext:value-type="string">
            <text:p>fakta</text:p>
          </table:table-cell>
          <table:table-cell table:style-name="ce8" office:value-type="string" calcext:value-type="string">
            <text:p><text:a xlink:href="https://inet.detik.com/cyberlife/d-3853730/kominfo-ada-konten-negatif-laporkan" xlink:type="simple">https://inet.detik.com/cyberlife/d-3853730/kominfo-ada-konten-negatif-laporkan</text:a></text:p>
          </table:table-cell>
          <table:table-cell table:number-columns-repeated="1020"/>
        </table:table-row>
        <table:table-row table:style-name="ro4">
          <table:table-cell table:style-name="Default" office:value-type="string" calcext:value-type="string">
            <text:p>Bitcoin Turun Lagi, Kini Tak Sampai Rp 90 Juta</text:p>
          </table:table-cell>
          <table:table-cell table:style-name="Default" office:value-type="string" calcext:value-type="string">
            <text:p>Jakarta - 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table:style-name="Default" office:value-type="string" calcext:value-type="string">
            <text:p>fakta</text:p>
          </table:table-cell>
          <table:table-cell table:style-name="ce8" office:value-type="string" calcext:value-type="string">
            <text:p><text:a xlink:href="https://inet.detik.com/cyberlife/d-3853721/bitcoin-turun-lagi-kini-tak-sampai-rp-90-juta" xlink:type="simple">https://inet.detik.com/cyberlife/d-3853721/bitcoin-turun-lagi-kini-tak-sampai-rp-90-juta</text:a></text:p>
          </table:table-cell>
          <table:table-cell table:number-columns-repeated="1020"/>
        </table:table-row>
        <table:table-row table:style-name="ro4">
          <table:table-cell table:style-name="Default" office:value-type="string" calcext:value-type="string">
            <text:p>Ada 200 Juta Akun Kloningan di Facebook, Indonesia Ikut Disebut</text:p>
          </table:table-cell>
          <table:table-cell table:style-name="Default" office:value-type="string" calcext:value-type="string">
            <text:p>Jakarta - 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table:style-name="Default" office:value-type="string" calcext:value-type="string">
            <text:p>fakta</text:p>
          </table:table-cell>
          <table:table-cell table:style-name="ce8" office:value-type="string" calcext:value-type="string">
            <text:p><text:a xlink:href="https://inet.detik.com/cyberlife/d-3853170/ada-200-juta-akun-kloningan-di-facebook-indonesia-ikut-disebut" xlink:type="simple">https://inet.detik.com/cyberlife/d-3853170/ada-200-juta-akun-kloningan-di-facebook-indonesia-ikut-disebut</text:a></text:p>
          </table:table-cell>
          <table:table-cell table:number-columns-repeated="1020"/>
        </table:table-row>
        <table:table-row table:style-name="ro4">
          <table:table-cell table:style-name="Default" office:value-type="string" calcext:value-type="string">
            <text:p>Pembeli Online dari Anak SMA Meningkat 5 Kali Lipat</text:p>
          </table:table-cell>
          <table:table-cell table:style-name="Default" office:value-type="string" calcext:value-type="string">
            <text:p>Jakarta - 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table:style-name="Default" office:value-type="string" calcext:value-type="string">
            <text:p>fakta</text:p>
          </table:table-cell>
          <table:table-cell table:style-name="ce8" office:value-type="string" calcext:value-type="string">
            <text:p><text:a xlink:href="https://inet.detik.com/business/d-3853086/pembeli-online-dari-anak-sma-meningkat-5-kali-lipat" xlink:type="simple">https://inet.detik.com/business/d-3853086/pembeli-online-dari-anak-sma-meningkat-5-kali-lipat</text:a></text:p>
          </table:table-cell>
          <table:table-cell table:number-columns-repeated="1020"/>
        </table:table-row>
        <table:table-row table:style-name="ro4">
          <table:table-cell table:style-name="Default" office:value-type="string" calcext:value-type="string">
            <text:p>Twitter Ditinggal Bos Virtual Reality</text:p>
          </table:table-cell>
          <table:table-cell table:style-name="Default" office:value-type="string" calcext:value-type="string">
            <text:p>Jakarta - 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table:style-name="Default" office:value-type="string" calcext:value-type="string">
            <text:p>fakta</text:p>
          </table:table-cell>
          <table:table-cell table:style-name="ce8" office:value-type="string" calcext:value-type="string">
            <text:p><text:a xlink:href="https://inet.detik.com/cyberlife/d-3852486/twitter-ditinggal-bos-virtual-reality" xlink:type="simple">https://inet.detik.com/cyberlife/d-3852486/twitter-ditinggal-bos-virtual-reality</text:a></text:p>
          </table:table-cell>
          <table:table-cell table:number-columns-repeated="1020"/>
        </table:table-row>
        <table:table-row table:style-name="ro4">
          <table:table-cell table:style-name="Default" office:value-type="string" calcext:value-type="string">
            <text:p>Tembus 182 Juta SIM Card Teregistrasi, Kominfo Kian Optimis</text:p>
          </table:table-cell>
          <table:table-cell table:style-name="Default" office:value-type="string" calcext:value-type="string">
            <text:p>Jakarta - 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table:style-name="Default" office:value-type="string" calcext:value-type="string">
            <text:p>fakta</text:p>
          </table:table-cell>
          <table:table-cell table:style-name="ce8" office:value-type="string" calcext:value-type="string">
            <text:p><text:a xlink:href="https://inet.detik.com/telecommunication/d-3851953/tembus-182-juta-sim-card-teregistrasi-kominfo-kian-optimis" xlink:type="simple">https://inet.detik.com/telecommunication/d-3851953/tembus-182-juta-sim-card-teregistrasi-kominfo-kian-optimis</text:a></text:p>
          </table:table-cell>
          <table:table-cell table:number-columns-repeated="1020"/>
        </table:table-row>
        <table:table-row table:style-name="ro3">
          <table:table-cell table:style-name="Default" office:value-type="string" calcext:value-type="string">
            <text:p>Shopee Klaim Alami Pertumbuhan 350% dengan 1 Juta Penjual</text:p>
          </table:table-cell>
          <table:table-cell table:style-name="ce6" office:value-type="string" calcext:value-type="string">
            <text:p>Jakarta - 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table:style-name="Default" office:value-type="string" calcext:value-type="string">
            <text:p>fakta</text:p>
          </table:table-cell>
          <table:table-cell table:style-name="ce8" office:value-type="string" calcext:value-type="string">
            <text:p><text:a xlink:href="https://inet.detik.com/business/d-3850819/shopee-klaim-alami-pertumbuhan-350-dengan-1-juta-penjual" xlink:type="simple">https://inet.detik.com/business/d-3850819/shopee-klaim-alami-pertumbuhan-350-dengan-1-juta-penjual</text:a></text:p>
          </table:table-cell>
          <table:table-cell table:number-columns-repeated="1020"/>
        </table:table-row>
        <table:table-row table:style-name="ro4">
          <table:table-cell table:style-name="Default" office:value-type="string" calcext:value-type="string">
            <text:p>Beli Hair Dryer Online, Perempuan Ini Malah Dapat 'Alat Penyembur Api'</text:p>
          </table:table-cell>
          <table:table-cell table:style-name="ce6" office:value-type="string" calcext:value-type="string">
            <text:p>Jakarta - 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table:style-name="Default" office:value-type="string" calcext:value-type="string">
            <text:p>fakta</text:p>
          </table:table-cell>
          <table:table-cell table:style-name="ce8" office:value-type="string" calcext:value-type="string">
            <text:p><text:a xlink:href="https://inet.detik.com/cyberlife/d-3849795/beli-hair-dryer-online-perempuan-ini-malah-dapat-alat-penyembur-api" xlink:type="simple">https://inet.detik.com/cyberlife/d-3849795/beli-hair-dryer-online-perempuan-ini-malah-dapat-alat-penyembur-api</text:a></text:p>
          </table:table-cell>
          <table:table-cell table:number-columns-repeated="1020"/>
        </table:table-row>
        <table:table-row table:style-name="ro4">
          <table:table-cell table:style-name="Default" office:value-type="string" calcext:value-type="string">
            <text:p>Sempat Didepak, Telegram Nongol lagi di App Store</text:p>
          </table:table-cell>
          <table:table-cell table:style-name="ce6" office:value-type="string" calcext:value-type="string">
            <text:p>Jakarta - 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table:style-name="Default" office:value-type="string" calcext:value-type="string">
            <text:p>fakta</text:p>
          </table:table-cell>
          <table:table-cell table:style-name="ce8" office:value-type="string" calcext:value-type="string">
            <text:p><text:a xlink:href="https://inet.detik.com/law-and-policy/d-3849271/sempat-didepak-telegram-nongol-lagi-di-app-store" xlink:type="simple">https://inet.detik.com/law-and-policy/d-3849271/sempat-didepak-telegram-nongol-lagi-di-app-store</text:a></text:p>
          </table:table-cell>
          <table:table-cell table:number-columns-repeated="1020"/>
        </table:table-row>
        <table:table-row table:style-name="ro4">
          <table:table-cell table:style-name="Default" office:value-type="string" calcext:value-type="string">
            <text:p>Bandung Jadi Penutup Manis Creativepreneur Corner 2018</text:p>
          </table:table-cell>
          <table:table-cell table:style-name="ce6" office:value-type="string" calcext:value-type="string">
            <text:p>Bandung - 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table:style-name="Default" office:value-type="string" calcext:value-type="string">
            <text:p>fakta</text:p>
          </table:table-cell>
          <table:table-cell table:style-name="ce8" office:value-type="string" calcext:value-type="string">
            <text:p><text:a xlink:href="https://inet.detik.com/cyberlife/d-3849604/bandung-jadi-penutup-manis-creativepreneur-corner-2018" xlink:type="simple">https://inet.detik.com/cyberlife/d-3849604/bandung-jadi-penutup-manis-creativepreneur-corner-2018</text:a></text:p>
          </table:table-cell>
          <table:table-cell table:number-columns-repeated="1020"/>
        </table:table-row>
        <table:table-row table:style-name="ro4">
          <table:table-cell table:style-name="Default" office:value-type="string" calcext:value-type="string">
            <text:p>Waspadai Penipuan Berkedok Telkomsel!</text:p>
          </table:table-cell>
          <table:table-cell table:style-name="ce6" office:value-type="string" calcext:value-type="string">
            <text:p>Jakarta - 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table:style-name="Default" office:value-type="string" calcext:value-type="string">
            <text:p>fakta</text:p>
          </table:table-cell>
          <table:table-cell table:style-name="ce8" office:value-type="string" calcext:value-type="string">
            <text:p><text:a xlink:href="https://inet.detik.com/telecommunication/d-3825690/waspadai-penipuan-berkedok-telkomsel" xlink:type="simple">https://inet.detik.com/telecommunication/d-3825690/waspadai-penipuan-berkedok-telkomsel</text:a></text:p>
          </table:table-cell>
          <table:table-cell table:number-columns-repeated="1020"/>
        </table:table-row>
        <table:table-row table:style-name="ro4">
          <table:table-cell table:style-name="Default" office:value-type="string" calcext:value-type="string">
            <text:p>2018, Penjahat Siber Bakal Manfaatkan AI</text:p>
          </table:table-cell>
          <table:table-cell table:style-name="ce6" office:value-type="string" calcext:value-type="string">
            <text:p>Jakarta - 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table:style-name="Default" office:value-type="string" calcext:value-type="string">
            <text:p>fakta</text:p>
          </table:table-cell>
          <table:table-cell table:style-name="ce8" office:value-type="string" calcext:value-type="string">
            <text:p><text:a xlink:href="https://inet.detik.com/security/d-3842100/2018-penjahat-siber-bakal-manfaatkan-ai" xlink:type="simple">https://inet.detik.com/security/d-3842100/2018-penjahat-siber-bakal-manfaatkan-ai</text:a></text:p>
          </table:table-cell>
          <table:table-cell table:number-columns-repeated="1020"/>
        </table:table-row>
        <table:table-row table:style-name="ro4">
          <table:table-cell table:style-name="Default" office:value-type="string" calcext:value-type="string">
            <text:p>Intel Janjikan Rilis Chip Anti Meltdown dan Spectre</text:p>
          </table:table-cell>
          <table:table-cell table:style-name="ce6" office:value-type="string" calcext:value-type="string">
            <text:p>Jakarta - 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table:style-name="Default" office:value-type="string" calcext:value-type="string">
            <text:p>fakta</text:p>
          </table:table-cell>
          <table:table-cell table:style-name="ce8" office:value-type="string" calcext:value-type="string">
            <text:p><text:a xlink:href="https://inet.detik.com/security/d-3839849/intel-janjikan-rilis-chip-anti-meltdown-dan-spectre" xlink:type="simple">https://inet.detik.com/security/d-3839849/intel-janjikan-rilis-chip-anti-meltdown-dan-spectre</text:a></text:p>
          </table:table-cell>
          <table:table-cell table:number-columns-repeated="1020"/>
        </table:table-row>
        <table:table-row table:style-name="ro4">
          <table:table-cell table:style-name="Default" office:value-type="string" calcext:value-type="string">
            <text:p>Situs Diacak-acak Hacker, Ini Kata Kadishub DKI</text:p>
          </table:table-cell>
          <table:table-cell table:style-name="ce6" office:value-type="string" calcext:value-type="string">
            <text:p>Jakarta - 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table:style-name="Default" office:value-type="string" calcext:value-type="string">
            <text:p>fakta</text:p>
          </table:table-cell>
          <table:table-cell table:style-name="ce8" office:value-type="string" calcext:value-type="string">
            <text:p><text:a xlink:href="https://inet.detik.com/security/d-3838030/situs-diacak-acak-hacker-ini-kata-kadishub-dki" xlink:type="simple">https://inet.detik.com/security/d-3838030/situs-diacak-acak-hacker-ini-kata-kadishub-dki</text:a></text:p>
          </table:table-cell>
          <table:table-cell table:number-columns-repeated="1020"/>
        </table:table-row>
        <table:table-row table:style-name="ro4">
          <table:table-cell table:style-name="Default" office:value-type="string" calcext:value-type="string">
            <text:p>Hacker Bobol Bursa Saham Bitcoin Jepang Rp 7,1 Triliun</text:p>
          </table:table-cell>
          <table:table-cell table:style-name="ce6"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table:style-name="Default" office:value-type="string" calcext:value-type="string">
            <text:p>fakta</text:p>
          </table:table-cell>
          <table:table-cell table:style-name="ce8" office:value-type="string" calcext:value-type="string">
            <text:p><text:a xlink:href="https://inet.detik.com/security/d-3837049/hacker-bobol-bursa-saham-bitcoin-jepang-rp-71-triliun" xlink:type="simple">https://inet.detik.com/security/d-3837049/hacker-bobol-bursa-saham-bitcoin-jepang-rp-71-triliun</text:a></text:p>
          </table:table-cell>
          <table:table-cell table:number-columns-repeated="1020"/>
        </table:table-row>
        <table:table-row table:style-name="ro4">
          <table:table-cell table:style-name="ce5" office:value-type="string" calcext:value-type="string">
            <text:p>Menkominfo: Setiap Hari Ada Jutaan Serangan Siber</text:p>
          </table:table-cell>
          <table:table-cell table:style-name="ce7" office:value-type="string" calcext:value-type="string">
            <text:p>Jakarta - 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table:style-name="ce5" office:value-type="string" calcext:value-type="string">
            <text:p>fakta</text:p>
          </table:table-cell>
          <table:table-cell table:style-name="ce9" office:value-type="string" calcext:value-type="string">
            <text:p><text:a xlink:href="https://inet.detik.com/security/d-3822051/menkominfo-setiap-hari-ada-jutaan-serangan-siber" xlink:type="simple">https://inet.detik.com/security/d-3822051/menkominfo-setiap-hari-ada-jutaan-serangan-siber</text:a></text:p>
          </table:table-cell>
          <table:table-cell table:number-columns-repeated="1020"/>
        </table:table-row>
        <table:table-row table:style-name="ro1">
          <table:table-cell office:value-type="string" calcext:value-type="string">
            <text:p>Mobil Milik Pria yang Berkelahi dengan TNI Terbakar</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6089459.1166576909.1519207216-1244504564.1509511913" xlink:type="simple">https://news.detik.com/berita/d-3684323/mobil-milik-pria-yang-berkelahi-dengan-tni-terbakar-benarkah?_ga=2.6089459.1166576909.1519207216-1244504564.1509511913</text:a></text:p>
          </table:table-cell>
          <table:table-cell table:number-columns-repeated="1020"/>
        </table:table-row>
        <table:table-row table:style-name="ro1">
          <table:table-cell office:value-type="string" calcext:value-type="string">
            <text:p>Heboh Kabar Mayat Menangis dalam Kubur di Kalsel</text:p>
          </table:table-cell>
          <table:table-cell office:value-type="string" calcext:value-type="string">
            <text:p>Seseorang yang telah meninggal dan sudah dimakamkan selama 4 hari menangis di dalam kubur. Warga sekitar yang mendengar tangisan itu pun penasaran. Dan akhirnya memberitahukan kepada pihak keluarga. Kemudian makam itu dibongkar lagi. Kejadian luar biasa terjadi. Ternyata orang itu hidup kembali...!!! Allah menunjukkan kekuasaan-Nya bahwa tidak ada yang tidak mungkin apa bila Allah sudah berkehendak. Subhanallah. Subhanallah. Subhanallah…</text:p>
          </table:table-cell>
          <table:table-cell office:value-type="string" calcext:value-type="string">
            <text:p>hoax</text:p>
          </table:table-cell>
          <table:table-cell office:value-type="string" calcext:value-type="string">
            <text:p><text:a xlink:href="https://news.detik.com/berita/d-3834402/heboh-kabar-mayat-menangis-dalam-kubur-di-kalsel-ini-faktanya?_ga=2.40349410.1166576909.1519207216-1244504564.1509511913" xlink:type="simple">https://news.detik.com/berita/d-3834402/heboh-kabar-mayat-menangis-dalam-kubur-di-kalsel-ini-faktanya?_ga=2.40349410.1166576909.1519207216-1244504564.1509511913</text:a></text:p>
          </table:table-cell>
          <table:table-cell table:number-columns-repeated="1020"/>
        </table:table-row>
        <table:table-row table:style-name="ro1">
          <table:table-cell office:value-type="string" calcext:value-type="string">
            <text:p>Istana Tepis Rilis Pers Palsu soal Sri Mulyani Antek Asing</text:p>
          </table:table-cell>
          <table:table-cell office:value-type="string" calcext:value-type="string">
            <text:p>Sri Mulyani adalah antek Kapitalisme mengemas dgn Aseng dan ASING, Sri Mulyani Menkeu Terbaik Dunia, Presiden Jokowi: Bukti Pengelolaan APBN Pada Jalur Yang Benar* Kepala Negara menyatakan kebanggaannya ketika mengetahui bahwa salah satu menterinya di Kabinet Kerja dinobatkan sebagai menteri terbaik di dunia. Adalah Menteri Keuangan,antek kapitalis Sri Mulyani Indrawati, yang diberikan penghargaan tersebut. "Itu pengakuan dunia dan penghargaan itu juga diserahkan langsung oleh Syekh Mohammad bin Rasyid al-Maktoum (Perdana Menteri Uni Emirat Arab) kepada Ibu Menteri Keuangan, Sri Mulyani," kata Presiden menanggapi di Gedung Pancasila, Kementerian Luar Negeri, Jakarta Pusat, Senin, 12 Februari 2018. Presiden berujar, proses seleksi, analisis, dan penentuan pemenang penghargaan tersebut dilakukan oleh lembaga independen Ernst &amp; Young, sebuah lembaga internasional yang memiliki reputasi besar.Terpilihnya Sri Mulyani sebagai menteri antek2 penghianat bangsa menjadi jonggos ASENG dan ASING di Nobatkan terbaik versi World Government Summit tersebut menurutnya sekaligus menunjukkan bahwa manajemen ekonomi makro dan pengelolaan APBN serta fiskal di negara kita telah berada pada jalur yang tepat. Mata loe pe, a bekerja di Bank Dunia hanya sebagai pencitraan saja untuk menutup kesalahan anda dan setelah itu anda menjadi antek2 kapitalis "Saya kira tentu saja seluruh masyarakat bangga dan kita sadar bahwa penilaian itu menunjukkan bahwa manajemen ekonomi makro kita serta pengelolaan fiskal dan APBN kita itu pada posisi yang _track_-nya benar, yang hati-hati, yang sangat efektif," tuturnya. Untuk diketahui, penghargaan menteri antek kecebong kapitalis terbaik versi World Government Summit merupakan penghargaan global yang diberikan kepada satu orang menteri Pencitraan sebagai Jonggos bangsa ASENG dan ASING dari seluruh negara di dunia setiap tahunnya. World Government Summit sendiri merupakan pertemuan tahunan yang diselenggarakan di Dubai, Uni Emirat Arab, dengan melibatkan segenap pemimpin pemerintahan dari seluruh dunia. Jakarta, 12 Februari 2018 Deputi Bidang Protokol, Pers, dan Media Sekretariat Presiden Bey Machmudin</text:p>
          </table:table-cell>
          <table:table-cell office:value-type="string" calcext:value-type="string">
            <text:p>hoax</text:p>
          </table:table-cell>
          <table:table-cell office:value-type="string" calcext:value-type="string">
            <text:p><text:a xlink:href="https://news.detik.com/berita/d-3864868/istana-tepis-rilis-pers-palsu-soal-sri-mulyani-antek-asing?_ga=2.107326786.1166576909.1519207216-1244504564.1509511913" xlink:type="simple">https://news.detik.com/berita/d-3864868/istana-tepis-rilis-pers-palsu-soal-sri-mulyani-antek-asing?_ga=2.107326786.1166576909.1519207216-1244504564.1509511913</text:a></text:p>
          </table:table-cell>
          <table:table-cell table:number-columns-repeated="1020"/>
        </table:table-row>
        <table:table-row table:style-name="ro1">
          <table:table-cell office:value-type="string" calcext:value-type="string">
            <text:p>Beredar Broadcast Catut Polisi soal 'Kiai Sasaran PKI'</text:p>
          </table:table-cell>
          <table:table-cell office:value-type="string" calcext:value-type="string">
            <text:p>WASPADA!!! Data dari polsek cisaat yg menjadi sasaran kader PKI di ponpes sunanulhuda diantaranya : 1.A haji, 2.kang Ansor, 3.Pa Lukman, Dst. [8/2 21.48] +62 858-6278-1xxx : Di ponpes Almas 1.Kang aziz, 2.kang Muiz, 3.kang dadang, Dst [8/2 21.49] +62 858-6278-1xxx: Di ponpes assalafiyah 1.mama, 2.H.lilip, 3.H.entang, Dst. punten kasadayana nyuhunkeun bantosan na kudu di jaga terus ieu keluarga 🙏🙏 (Maaf ke semuanya minta bantuan harus di jaga terus ini keluarga) tulis pesan tersebut.</text:p>
          </table:table-cell>
          <table:table-cell office:value-type="string" calcext:value-type="string">
            <text:p>hoax</text:p>
          </table:table-cell>
          <table:table-cell office:value-type="string" calcext:value-type="string">
            <text:p><text:a xlink:href="https://news.detik.com/berita/d-3865232/beredar-broadcast-catut-polisi-soal-kiai-sasaran-pki-dipastikan-hoax?_ga=2.107349570.1166576909.1519207216-1244504564.1509511913" xlink:type="simple">https://news.detik.com/berita/d-3865232/beredar-broadcast-catut-polisi-soal-kiai-sasaran-pki-dipastikan-hoax?_ga=2.107349570.1166576909.1519207216-1244504564.1509511913</text:a></text:p>
          </table:table-cell>
          <table:table-cell table:number-columns-repeated="1020"/>
        </table:table-row>
        <table:table-row table:style-name="ro1">
          <table:table-cell office:value-type="string" calcext:value-type="string">
            <text:p>Broadcast Razia STNK dari Mabes Polri</text:p>
          </table:table-cell>
          <table:table-cell office:value-type="string" calcext:value-type="string">
            <text:p>Razia STNK. Dimulai Besok pagi. 11/01/2018. Pemda, Dishub kerja sama dengan POLRI, akan menggelar razia pajak STNK. mobil &amp; motor. di seluruh Kabupaten, di seluruh Kotamadya, di seluruh Propinsi, di Indonesia. Bagi kendaraan yang telat bayar pajak. Berdasarkan data, ada ratusan ribu motor dan mobil yang belum bayar pajak. Bagi kendaraan yang telat bayar pajak 3 tahun atau lebih, akan langsung dikandangin. Dan bayar derek serta bayar parkir : Sehari Rp 400 ribu. Berikut jadwal jam dan tempat razianya, info dari Mabes Polri: 1. pagi 09.00 – 12.00, 2. siang 14.00 – 17.00, 3. malam 20.00 - 24.00 dilanjutkan kembali pagi dini hari : 02.00 – 05.00. Razia zebra gabungan dengan polres, polsek seluruh Indonesia. Lengkapi surat-surat kendaraan anda, Mohon ditertibkan atribut-atribut TNI/Polri yg terpasang di kendaraan anda. MABES POLRI</text:p>
          </table:table-cell>
          <table:table-cell office:value-type="string" calcext:value-type="string">
            <text:p>hoax</text:p>
          </table:table-cell>
          <table:table-cell office:value-type="string" calcext:value-type="string">
            <text:p><text:a xlink:href="http://wow.tribunnews.com/2018/01/11/broadcast-razia-stnk-dari-mabes-polri-ternyata-hoax?page=all&amp;_ga=2.130227919.1177459283.1519226518-1334811369.1516167494" xlink:type="simple">http://wow.tribunnews.com/2018/01/11/broadcast-razia-stnk-dari-mabes-polri-ternyata-hoax?page=all&amp;_ga=2.130227919.1177459283.1519226518-1334811369.1516167494</text:a></text:p>
          </table:table-cell>
          <table:table-cell table:number-columns-repeated="1020"/>
        </table:table-row>
        <table:table-row table:style-name="ro1">
          <table:table-cell office:value-type="string" calcext:value-type="string">
            <text:p>Broadcast Badan Siber Rekam Telepon-Pantau WA</text:p>
          </table:table-cell>
          <table:table-cell office:value-type="string" calcext:value-type="string">
            <text:p>INFO TERKINI: ✅Mulai besok dan seterusnya ada peraturan komunikasi baru. Setelah dilantiknya Badan Siber &amp; Sandi Nasional (BSSN) , 02 Januari 2018 , oleh Bpk Jokowi , Presiden NKRI ...… 📞Semua panggilan dicatat 📞Semua rekaman panggilan telepon tersimpan 📺WhatsApp dipantau 📺Twitter dipantau 📺Facebook dipantau 📺Semua media sosial dan forum dimonitor 📺Informasikan kepada mereka yang tidak tahu. 📺Perangkat Anda terhubung ke sistem pelayanan. 📺Berhati-hatilah mengirimkan pesan yg tidak perlu 📡📡Beritahu anak-anak Anda, Kerabat dan teman tentang berita ini 📹🗒🎥📕* Jangan teruskan tulisan atau video dll, bila Anda menerima postingan mengenai situasi politik / masalah Pemerintahan sekarang / PM, dll. * ✅Polisi telah mengeluarkan pemberitahuan yang disebut .. Kejahatan Cargo ... dan tindakan akan dilakukan ...bila perlu hapus saja postingan yang masuk kalau akan merugikan anda 📒🖋📕🖌 Menulis atau meneruskan pesan apapun pada setiap perdebatan politik dan agama sekarang merupakan pelanggaran ... penangkapan tanpa surat perintah … ✅Informasikan berita ini kepada orang lain agar selalu waspada ✅Ini sangat serius, perlu diketahui semua kelompok dan anggota /individu , ✅ Bila anda sebagai Admin Group bisa dalam masalah besar. ✅Beritahu semua orang tentang ini untuk berhati-hati. ✅Tolong bagikan; Ini sangat berguna untuk Admin group , mohon berhati-hati.......…</text:p>
          </table:table-cell>
          <table:table-cell office:value-type="string" calcext:value-type="string">
            <text:p>hoax</text:p>
          </table:table-cell>
          <table:table-cell office:value-type="string" calcext:value-type="string">
            <text:p><text:a xlink:href="https://news.detik.com/berita/d-3800277/broadcast-badan-siber-rekam-telepon-pantau-wa-kominfo-hoax" xlink:type="simple">https://news.detik.com/berita/d-3800277/broadcast-badan-siber-rekam-telepon-pantau-wa-kominfo-hoax</text:a></text:p>
          </table:table-cell>
          <table:table-cell table:number-columns-repeated="1020"/>
        </table:table-row>
        <table:table-row table:style-name="ro1" table:number-rows-repeated="32">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11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1">00/00/0000</text:date>, <text:time style:data-style-name="N2" text:time-value="16:47:43.2828747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27M48S</meta:editing-duration>
    <meta:editing-cycles>29</meta:editing-cycles>
    <meta:generator>LibreOffice/5.1.6.2$Linux_X86_64 LibreOffice_project/10m0$Build-2</meta:generator>
    <dc:date>2018-02-21T22:52:42.498855348</dc:date>
    <meta:document-statistic meta:table-count="1" meta:cell-count="477" meta:object-count="1"/>
  </office:meta>
</office:document-meta>
</file>